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5eb27" officeooo:paragraph-rsid="0005eb2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5eb27" officeooo:paragraph-rsid="0005eb2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748c9" officeooo:paragraph-rsid="000748c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5eb27" officeooo:paragraph-rsid="0005eb2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748c9" officeooo:paragraph-rsid="000748c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paragraph-properties fo:text-align="start" style:justify-single-word="false"/>
      <style:text-properties fo:color="#6a9955" style:font-name="Droid Sans Mono" fo:font-size="10.5pt" fo:font-weight="normal" officeooo:rsid="000748c9" officeooo:paragraph-rsid="000748c9" fo:background-color="#1e1e1e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9cdcfe"/>
    </style:style>
    <style:style style:name="T5" style:family="text">
      <style:text-properties fo:color="#4ec9b0"/>
    </style:style>
    <style:style style:name="T6" style:family="text">
      <style:text-properties fo:color="#c586c0"/>
    </style:style>
    <style:style style:name="T7" style:family="text">
      <style:text-properties officeooo:rsid="000846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 Project<text:line-break/></text:p>
      <text:p text:style-name="P2">Introduction</text:p>
      <text:p text:style-name="P4"/>
      <text:p text:style-name="P4">This project based on social blog. We can post the blog, see the post blog, we can comment the posted blog also.</text:p>
      <text:p text:style-name="P4"/>
      <text:p text:style-name="P2">Technologies</text:p>
      <text:p text:style-name="P4"/>
      <text:p text:style-name="P4">1. React JS</text:p>
      <text:p text:style-name="P4">2. NodeJS</text:p>
      <text:p text:style-name="P4">3. Express JS</text:p>
      <text:p text:style-name="P4">4. Mongo DB</text:p>
      <text:p text:style-name="P4"/>
      <text:p text:style-name="P2">Requirement</text:p>
      <text:p text:style-name="P2"/>
      <text:p text:style-name="P4">1. SignUp/Login</text:p>
      <text:p text:style-name="P4"><text:tab/>users can create the account and login the account</text:p>
      <text:p text:style-name="P4"><text:s/><text:tab/>table fields.</text:p>
      <text:p text:style-name="P2"/>
      <text:p text:style-name="P3">Descriptions</text:p>
      <text:p text:style-name="P3"/>
      <text:p text:style-name="P3">1. Login and signUp</text:p>
      <text:p text:style-name="P3">1. Insert.js</text:p>
      <text:p text:style-name="P8">//import modules</text:p>
      <text:p text:style-name="P6"><text:span text:style-name="T1">const</text:span> <text:span text:style-name="T2">express</text:span> = <text:span text:style-name="T2">require</text:span>(<text:span text:style-name="T3">'express'</text:span>)</text:p>
      <text:p text:style-name="P6"><text:span text:style-name="T1">let</text:span> <text:span text:style-name="T4">mongodb</text:span> = <text:span text:style-name="T2">require</text:span>(<text:span text:style-name="T3">'mongodb'</text:span>)</text:p>
      <text:p text:style-name="P6"><text:span text:style-name="T1">let</text:span> <text:span text:style-name="T2">multer</text:span> = <text:span text:style-name="T2">require</text:span>(<text:span text:style-name="T3">"multer"</text:span>);</text:p>
      <text:p text:style-name="P6"><text:span text:style-name="T1">let</text:span> <text:span text:style-name="T4">jwt</text:span> = <text:span text:style-name="T2">require</text:span>(<text:span text:style-name="T3">"jwt-simple"</text:span>)</text:p>
      <text:p text:style-name="P6"><text:span text:style-name="T1">var</text:span> <text:span text:style-name="T4">async</text:span> = <text:span text:style-name="T2">require</text:span>(<text:span text:style-name="T3">'async'</text:span>);</text:p>
      <text:p text:style-name="P6"><text:span text:style-name="T1">const</text:span> <text:span text:style-name="T2">moment</text:span> = <text:span text:style-name="T2">require</text:span>(<text:span text:style-name="T3">'moment'</text:span>)</text:p>
      <text:p text:style-name="P7">//create mongo client</text:p>
      <text:p text:style-name="P6"><text:span text:style-name="T1">let</text:span> <text:span text:style-name="T5">mcl</text:span> = <text:span text:style-name="T4">mongodb</text:span>.<text:span text:style-name="T5">MongoClient</text:span></text:p>
      <text:p text:style-name="P7">//create router instance</text:p>
      <text:p text:style-name="P6"><text:span text:style-name="T1">let</text:span> <text:span text:style-name="T4">router</text:span> = <text:span text:style-name="T2">express</text:span>.<text:span text:style-name="T2">Router</text:span>()</text:p>
      <text:p text:style-name="P7">//import url</text:p>
      <text:p text:style-name="P6"><text:span text:style-name="T1">let</text:span> <text:span text:style-name="T4">url</text:span> = <text:span text:style-name="T2">require</text:span>(<text:span text:style-name="T3">"../url"</text:span>)</text:p>
      <text:p text:style-name="P9"/>
      <text:p text:style-name="P7">// upload image in specfic folder</text:p>
      <text:p text:style-name="P6"><text:span text:style-name="T1">let</text:span> <text:span text:style-name="T4">storage</text:span> = <text:span text:style-name="T2">multer</text:span>.<text:span text:style-name="T2">diskStorage</text:span>({</text:p>
      <text:p text:style-name="P6"><text:span text:style-name="T2">destination</text:span><text:span text:style-name="T4">:</text:span> <text:span text:style-name="T1">function</text:span> (<text:span text:style-name="T4">req</text:span>, <text:span text:style-name="T4">image</text:span>, <text:span text:style-name="T2">cb</text:span>) {</text:p>
      <text:p text:style-name="P6"><text:span text:style-name="T2">cb</text:span>(<text:span text:style-name="T1">null</text:span>, <text:span text:style-name="T3">'../blogapp/public/uploads'</text:span>)</text:p>
      <text:p text:style-name="P6">},</text:p>
      <text:p text:style-name="P6"><text:span text:style-name="T2">filename</text:span><text:span text:style-name="T4">:</text:span> <text:span text:style-name="T1">function</text:span> (<text:span text:style-name="T4">req</text:span>, <text:span text:style-name="T4">image</text:span>, <text:span text:style-name="T2">cb</text:span>) {</text:p>
      <text:p text:style-name="P6"><text:span text:style-name="T2">cb</text:span>(<text:span text:style-name="T1">null</text:span>, <text:span text:style-name="T4">image</text:span>.<text:span text:style-name="T4">fieldname</text:span> + <text:span text:style-name="T3">'-'</text:span> + <text:span text:style-name="T5">Date</text:span>.<text:span text:style-name="T2">now</text:span>() + <text:span text:style-name="T3">'.jpg'</text:span>)</text:p>
      <text:p text:style-name="P6">}</text:p>
      <text:p text:style-name="P6">})</text:p>
      <text:p text:style-name="P6"><text:span text:style-name="T1">let</text:span> <text:span text:style-name="T4">upload</text:span> = <text:span text:style-name="T2">multer</text:span>({ <text:span text:style-name="T4">storage:</text:span> <text:span text:style-name="T4">storage</text:span> })</text:p>
      <text:p text:style-name="P11"><text:soft-page-break/></text:p>
      <text:p text:style-name="P7">//create rest api</text:p>
      <text:p text:style-name="P11"/>
      <text:p text:style-name="P7">// insert user details</text:p>
      <text:p text:style-name="P6"><text:span text:style-name="T4">router</text:span>.<text:span text:style-name="T2">post</text:span>(<text:span text:style-name="T3">"/registerUser"</text:span>, <text:span text:style-name="T4">upload</text:span>.<text:span text:style-name="T2">single</text:span>(<text:span text:style-name="T3">'image'</text:span>), (<text:span text:style-name="T4">req</text:span>, <text:span text:style-name="T4">res</text:span>) <text:span text:style-name="T1">=&gt;</text:span> {</text:p>
      <text:p text:style-name="P6"><text:span text:style-name="T1">let</text:span> <text:span text:style-name="T4">obj</text:span> = <text:span text:style-name="T4">req</text:span>.<text:span text:style-name="T4">body</text:span>;</text:p>
      <text:p text:style-name="P6"><text:span text:style-name="T4">console</text:span>.<text:span text:style-name="T2">log</text:span>(<text:span text:style-name="T4">obj</text:span>)</text:p>
      <text:p text:style-name="P6"><text:span text:style-name="T1">let</text:span> <text:span text:style-name="T4">fname</text:span> = <text:span text:style-name="T4">obj</text:span>.<text:span text:style-name="T4">fname</text:span>;</text:p>
      <text:p text:style-name="P6"><text:span text:style-name="T1">let</text:span> <text:span text:style-name="T4">lname</text:span> = <text:span text:style-name="T4">obj</text:span>.<text:span text:style-name="T4">lname</text:span>;</text:p>
      <text:p text:style-name="P6"><text:span text:style-name="T1">let</text:span> <text:span text:style-name="T4">email</text:span> = <text:span text:style-name="T4">obj</text:span>.<text:span text:style-name="T4">email</text:span>;</text:p>
      <text:p text:style-name="P6"><text:span text:style-name="T1">let</text:span> <text:span text:style-name="T4">phone</text:span> = <text:span text:style-name="T4">obj</text:span>.<text:span text:style-name="T4">phone</text:span>;</text:p>
      <text:p text:style-name="P6"><text:span text:style-name="T1">let</text:span> <text:span text:style-name="T4">gender</text:span> = <text:span text:style-name="T4">obj</text:span>.<text:span text:style-name="T4">gender</text:span>;</text:p>
      <text:p text:style-name="P6"><text:span text:style-name="T1">let</text:span> <text:span text:style-name="T4">password</text:span> = <text:span text:style-name="T4">obj</text:span>.<text:span text:style-name="T4">password</text:span>;</text:p>
      <text:p text:style-name="P6"><text:span text:style-name="T1">let</text:span> <text:span text:style-name="T4">token</text:span> = <text:span text:style-name="T4">obj</text:span>.<text:span text:style-name="T4">token</text:span>;</text:p>
      <text:p text:style-name="P6"><text:span text:style-name="T1">let</text:span> <text:span text:style-name="T4">image</text:span> = <text:span text:style-name="T3">""</text:span></text:p>
      <text:p text:style-name="P6"><text:span text:style-name="T6">if</text:span> (<text:span text:style-name="T4">req</text:span>.<text:span text:style-name="T4">file</text:span>) {</text:p>
      <text:p text:style-name="P6"><text:span text:style-name="T4">image</text:span> = <text:span text:style-name="T3">'../uploads'</text:span> + <text:span text:style-name="T3">'/'</text:span> + <text:span text:style-name="T4">req</text:span>.<text:span text:style-name="T4">file</text:span>.<text:span text:style-name="T4">filename</text:span>;</text:p>
      <text:p text:style-name="P9"/>
      <text:p text:style-name="P6">}</text:p>
      <text:p text:style-name="P9"/>
      <text:p text:style-name="P6"><text:span text:style-name="T4">console</text:span>.<text:span text:style-name="T2">log</text:span>(<text:span text:style-name="T4">req</text:span>.<text:span text:style-name="T4">file</text:span>)</text:p>
      <text:p text:style-name="P9"/>
      <text:p text:style-name="P6"><text:span text:style-name="T1">let</text:span> <text:span text:style-name="T4">userdata</text:span> = {</text:p>
      <text:p text:style-name="P6"><text:span text:style-name="T3">"fname"</text:span><text:span text:style-name="T4">:</text:span> <text:span text:style-name="T4">fname</text:span>,</text:p>
      <text:p text:style-name="P6"><text:span text:style-name="T3">"lname"</text:span><text:span text:style-name="T4">:</text:span> <text:span text:style-name="T4">lname</text:span>,</text:p>
      <text:p text:style-name="P6"><text:span text:style-name="T3">"email"</text:span><text:span text:style-name="T4">:</text:span> <text:span text:style-name="T4">email</text:span>,</text:p>
      <text:p text:style-name="P6"><text:span text:style-name="T3">"phone"</text:span><text:span text:style-name="T4">:</text:span> <text:span text:style-name="T4">phone</text:span>,</text:p>
      <text:p text:style-name="P6"><text:span text:style-name="T3">"gender"</text:span><text:span text:style-name="T4">:</text:span> <text:span text:style-name="T4">gender</text:span>,</text:p>
      <text:p text:style-name="P6"><text:span text:style-name="T3">"password"</text:span><text:span text:style-name="T4">:</text:span> <text:span text:style-name="T4">password</text:span>,</text:p>
      <text:p text:style-name="P6"><text:span text:style-name="T3">"token"</text:span><text:span text:style-name="T4">:</text:span> <text:span text:style-name="T4">token</text:span>,</text:p>
      <text:p text:style-name="P6"><text:span text:style-name="T3">"image"</text:span><text:span text:style-name="T4">:</text:span> <text:span text:style-name="T4">image</text:span>,</text:p>
      <text:p text:style-name="P6"><text:span text:style-name="T3">"created_at"</text:span><text:span text:style-name="T4"> :</text:span> <text:span text:style-name="T2">moment</text:span>().<text:span text:style-name="T2">format</text:span>()</text:p>
      <text:p text:style-name="P6">}</text:p>
      <text:p text:style-name="P6"><text:span text:style-name="T5">mcl</text:span>.<text:span text:style-name="T2">connect</text:span>(<text:span text:style-name="T4">url</text:span>, (<text:span text:style-name="T4">err</text:span>, <text:span text:style-name="T4">conn</text:span>) <text:span text:style-name="T1">=&gt;</text:span> {</text:p>
      <text:p text:style-name="P6"><text:span text:style-name="T6">if</text:span> (<text:span text:style-name="T4">err</text:span>) {</text:p>
      <text:p text:style-name="P6"><text:span text:style-name="T4">console</text:span>.<text:span text:style-name="T2">log</text:span>(<text:span text:style-name="T3">"Error in connection :- "</text:span>, <text:span text:style-name="T4">err</text:span>)</text:p>
      <text:p text:style-name="P9"/>
      <text:p text:style-name="P6">}</text:p>
      <text:p text:style-name="P6"><text:span text:style-name="T6">else</text:span> {</text:p>
      <text:p text:style-name="P6"><text:span text:style-name="T4">console</text:span>.<text:span text:style-name="T2">log</text:span>(<text:span text:style-name="T3">"connected"</text:span>);</text:p>
      <text:p text:style-name="P6"><text:span text:style-name="T1">let</text:span> <text:span text:style-name="T4">db</text:span> = <text:span text:style-name="T4">conn</text:span>.<text:span text:style-name="T2">db</text:span>(<text:span text:style-name="T3">"blog"</text:span>)</text:p>
      <text:p text:style-name="P6"><text:span text:style-name="T4">db</text:span>.<text:span text:style-name="T2">collection</text:span>(<text:span text:style-name="T3">"users"</text:span>).<text:span text:style-name="T2">insertOne</text:span>(<text:span text:style-name="T4">userdata</text:span>, (<text:span text:style-name="T4">err</text:span>) <text:span text:style-name="T1">=&gt;</text:span> {</text:p>
      <text:p text:style-name="P6"><text:span text:style-name="T6">if</text:span> (<text:span text:style-name="T4">err</text:span>) {</text:p>
      <text:p text:style-name="P6"><text:span text:style-name="T4">console</text:span>.<text:span text:style-name="T2">log</text:span>(<text:span text:style-name="T3">"insert error"</text:span>, <text:span text:style-name="T4">err</text:span>);</text:p>
      <text:p text:style-name="P6">}</text:p>
      <text:p text:style-name="P6"><text:span text:style-name="T6">else</text:span> {</text:p>
      <text:p text:style-name="P6"><text:span text:style-name="T4">console</text:span>.<text:span text:style-name="T2">log</text:span>(<text:span text:style-name="T3">"data inserted "</text:span>);</text:p>
      <text:p text:style-name="P6"><text:span text:style-name="T4">res</text:span>.<text:span text:style-name="T2">json</text:span>({ <text:span text:style-name="T3">"insert"</text:span><text:span text:style-name="T4">:</text:span> <text:span text:style-name="T3">"success"</text:span> })</text:p>
      <text:p text:style-name="P6">}</text:p>
      <text:p text:style-name="P6"><text:soft-page-break/>})</text:p>
      <text:p text:style-name="P6">}</text:p>
      <text:p text:style-name="P6">})</text:p>
      <text:p text:style-name="P9"/>
      <text:p text:style-name="P6">})</text:p>
      <text:p text:style-name="P10"><text:line-break/></text:p>
      <text:p text:style-name="P7">//export router</text:p>
      <text:p text:style-name="P6"><text:span text:style-name="T4">module</text:span>.<text:span text:style-name="T4">exports</text:span> = <text:span text:style-name="T4">router</text:span></text:p>
      <text:p text:style-name="P3"/>
      <text:p text:style-name="P3"/>
      <text:p text:style-name="P3"/>
      <text:p text:style-name="P5">First we worked on signUp. In InsertApi, we target the user details for create the account. We target the <text:span text:style-name="T7">first name, last name, email address, phone number, gender, password in other words basic details of the user with image if user want.</text:span></text:p>
      <text:p text:style-name="P5"><text:s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09:22:31.866015287</meta:creation-date>
    <meta:generator>LibreOffice/6.4.7.2$Linux_X86_64 LibreOffice_project/40$Build-2</meta:generator>
    <dc:date>2022-05-02T12:23:15.234220305</dc:date>
    <meta:editing-duration>PT11M38S</meta:editing-duration>
    <meta:editing-cycles>2</meta:editing-cycles>
    <meta:document-statistic meta:table-count="0" meta:image-count="0" meta:object-count="0" meta:page-count="3" meta:paragraph-count="90" meta:word-count="326" meta:character-count="2130" meta:non-whitespace-character-count="1886"/>
  </office:meta>
</office:document-meta>
</file>